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3dd7" officeooo:paragraph-rsid="000a3d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3dd7" officeooo:paragraph-rsid="000a3dd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3dd7" officeooo:paragraph-rsid="000a3dd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a3dd7" officeooo:paragraph-rsid="000a3dd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3dd7" officeooo:paragraph-rsid="000a3dd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3dd7" officeooo:paragraph-rsid="000a3dd7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5ba1" officeooo:paragraph-rsid="000a5ba1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3dd7" officeooo:paragraph-rsid="000a3dd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a3dd7" officeooo:paragraph-rsid="000a3dd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style:text-underline-style="none" fo:font-weight="normal" officeooo:rsid="000a3dd7" officeooo:paragraph-rsid="000a3dd7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style:text-underline-style="none" fo:font-weight="bold" officeooo:rsid="000a3dd7" officeooo:paragraph-rsid="000a3dd7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officeooo:paragraph-rsid="000a3dd7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a3dd7" officeooo:paragraph-rsid="000a3dd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a3dd7"/>
    </style:style>
    <style:style style:name="T2" style:family="text">
      <style:text-properties fo:font-size="12pt" fo:font-style="italic" style:text-underline-style="none" fo:font-weight="bold" officeooo:rsid="000a3dd7" style:font-size-asian="10.5pt" style:font-style-asian="italic" style:font-weight-asian="bold" style:font-size-complex="12pt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a3dd7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snakemake is implemented in PyPSA</text:p>
      <text:p text:style-name="P1"/>
      <text:p text:style-name="P2"/>
      <text:p text:style-name="P8">Prepare networks</text:p>
      <text:p text:style-name="P3"/>
      <text:p text:style-name="P3">Description</text:p>
      <text:p text:style-name="P9">Inputs</text:p>
      <text:p text:style-name="P9">------</text:p>
      <text:p text:style-name="P9"/>
      <text:p text:style-name="P9">- ``data/costs.csv``: The database of cost assumptions for all included technologies for specific years from various sources; e.g. discount rate, lifetime, investment (CAPEX), fixed operation and maintenance (FOM), variable operation and maintenance (VOM), fuel costs, efficiency, carbon-dioxide intensity.</text:p>
      <text:p text:style-name="P9">- ``networks/elec_s{simpl}_{clusters}.nc``: confer :ref:`cluster`</text:p>
      <text:p text:style-name="P9"/>
      <text:p text:style-name="P9">Outputs</text:p>
      <text:p text:style-name="P9">-------</text:p>
      <text:p text:style-name="P9"/>
      <text:p text:style-name="P9">- ``networks/elec_s{simpl}_{clusters}_ec_l{ll}_{opts}.nc``: Complete PyPSA network that will be handed to the ``solve_network`` rule.</text:p>
      <text:p text:style-name="P9"/>
      <text:p text:style-name="P9">Description</text:p>
      <text:p text:style-name="P9">-----------</text:p>
      <text:p text:style-name="P9"/>
      <text:p text:style-name="P9">.. tip::</text:p>
      <text:p text:style-name="P9"><text:s text:c="4"/>The rule :mod:`prepare_all_networks` runs</text:p>
      <text:p text:style-name="P9"><text:s text:c="4"/>for all ``scenario`` s in the configuration file</text:p>
      <text:p text:style-name="P9"><text:s text:c="4"/>the rule :mod:`prepare_network`.</text:p>
      <text:p text:style-name="P9"/>
      <text:p text:style-name="P9">"""</text:p>
      <text:p text:style-name="P9"/>
      <text:p text:style-name="P2"/>
      <text:p text:style-name="P6">Actual code</text:p>
      <text:p text:style-name="P6"/>
      <text:p text:style-name="P10">Some kind of general functions</text:p>
      <text:p text:style-name="P10"/>
      <text:p text:style-name="P11"># Call of snakemake</text:p>
      <text:p text:style-name="P10">if __name__ == "__main__":</text:p>
      <text:p text:style-name="P10"><text:s text:c="4"/>if 'snakemake' not in globals():</text:p>
      <text:p text:style-name="P10"><text:s text:c="8"/>from _helpers import mock_snakemake</text:p>
      <text:p text:style-name="P10"><text:s text:c="8"/>snakemake = mock_snakemake('prepare_network', network='elec', simpl='',</text:p>
      <text:p text:style-name="P10"><text:s text:c="34"/>clusters='40', ll='v0.3', opts='Co2L-24H')</text:p>
      <text:p text:style-name="P10"><text:s text:c="4"/>configure_logging(snakemake)</text:p>
      <text:p text:style-name="P10"/>
      <text:p text:style-name="P10"><text:s text:c="4"/>opts = snakemake.wildcards.opts.split('-')</text:p>
      <text:p text:style-name="P10"/>
      <text:p text:style-name="P12"><text:span text:style-name="T4"># Use of snakemake input</text:span></text:p>
      <text:p text:style-name="P13">n = pypsa.Network(snakemake.input[0])</text:p>
      <text:p text:style-name="P13"/>
      <text:p text:style-name="P10">Modifications of n by “some kind of general funcitons”</text:p>
      <text:p text:style-name="P12"><text:span text:style-name="T4"/></text:p>
      <text:p text:style-name="P12"><text:span text:style-name="T4"># Use of snakemake ioutput</text:span></text:p>
      <text:p text:style-name="P13">n.export_to_netcdf(snakemake.output[0])</text:p>
      <text:p text:style-name="P5"/>
      <text:p text:style-name="P5"/>
      <text:p text:style-name="P5"/>
      <text:p text:style-name="P7"><text:soft-page-break/>Snakefile</text:p>
      <text:p text:style-name="P4">rule prepare_network:</text:p>
      <text:p text:style-name="P5"><text:s text:c="4"/>input: 'networks/elec_s{simpl}_{clusters}_ec.nc', tech_costs=COSTS</text:p>
      <text:p text:style-name="P5"><text:s text:c="4"/>output: 'networks/elec_s{simpl}_{clusters}_ec_l{ll}_{opts}.nc'</text:p>
      <text:p text:style-name="P5"><text:s text:c="4"/>log: "logs/prepare_network/elec_s{simpl}_{clusters}_ec_l{ll}_{opts}.log"</text:p>
      <text:p text:style-name="P5"><text:s text:c="4"/>benchmark: "benchmarks/prepare_network/elec_s{simpl}_{clusters}_ec_l{ll}_{opts}"</text:p>
      <text:p text:style-name="P5"><text:s text:c="4"/>threads: 1</text:p>
      <text:p text:style-name="P5"><text:s text:c="4"/>resources: mem=4000</text:p>
      <text:p text:style-name="P5"><text:s text:c="4"/>script: "scripts/prepare_network.py"</text:p>
      <text:p text:style-name="P5"/>
      <text:p text:style-name="P4">rule solve_network:</text:p>
      <text:p text:style-name="P5"><text:s text:c="4"/>input: "networks/elec_s{simpl}_{clusters}_ec_l{ll}_{opts}.nc"</text:p>
      <text:p text:style-name="P5"><text:s text:c="4"/>output: "results/networks/elec_s{simpl}_{clusters}_ec_l{ll}_{opts}.nc"</text:p>
      <text:p text:style-name="P5"><text:s text:c="4"/>log:</text:p>
      <text:p text:style-name="P5"><text:s text:c="8"/>solver=normpath("logs/solve_network/elec_s{simpl}_{clusters}_ec_l{ll}_{opts}_solver.log"),</text:p>
      <text:p text:style-name="P5"><text:s text:c="8"/>python="logs/solve_network/elec_s{simpl}_{clusters}_ec_l{ll}_{opts}_python.log",</text:p>
      <text:p text:style-name="P5"><text:s text:c="8"/>memory="logs/solve_network/elec_s{simpl}_{clusters}_ec_l{ll}_{opts}_memory.log"</text:p>
      <text:p text:style-name="P5"><text:s text:c="4"/>benchmark: "benchmarks/solve_network/elec_s{simpl}_{clusters}_ec_l{ll}_{opts}"</text:p>
      <text:p text:style-name="P5"><text:s text:c="4"/>threads: 4</text:p>
      <text:p text:style-name="P5"><text:s text:c="4"/>resources: mem=memory</text:p>
      <text:p text:style-name="P5"><text:s text:c="4"/>shadow: "shallow"</text:p>
      <text:p text:style-name="P5"><text:s text:c="4"/>script: "scripts/solve_network.py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1:54:56.336864452</meta:creation-date>
    <meta:generator>LibreOffice/6.4.6.2$Linux_X86_64 LibreOffice_project/40$Build-2</meta:generator>
    <dc:date>2021-04-12T13:22:45.218275708</dc:date>
    <meta:editing-duration>PT44M22S</meta:editing-duration>
    <meta:editing-cycles>1</meta:editing-cycles>
    <meta:document-statistic meta:table-count="0" meta:image-count="0" meta:object-count="0" meta:page-count="2" meta:paragraph-count="53" meta:word-count="185" meta:character-count="2360" meta:non-whitespace-character-count="2070"/>
  </office:meta>
</office:document-meta>
</file>